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cript" style:font-pitch="variable"/>
    <style:font-face style:name="Script" svg:font-family="Script" style:font-family-generic="script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="Circle" draw:marker-start-width="0.379cm" draw:marker-end="Circle" draw:marker-end-width="0.379cm" draw:fill-color="#000000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</style:style>
    <style:style style:name="gr4" style:family="graphic" style:parent-style-name="measure" style:list-style-name="L1">
      <style:graphic-properties draw:textarea-vertical-align="middle" draw:line-distance="0.997cm" draw:end-guide="0.2cm"/>
    </style:style>
    <style:style style:name="gr5" style:family="graphic" style:parent-style-name="standard">
      <style:graphic-properties svg:stroke-width="0.053cm" svg:stroke-color="#000000" draw:marker-start="Circle" draw:marker-start-width="0.379cm" draw:marker-end="Arrow" draw:marker-end-width="0.379cm" draw:fill-color="#000000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-color="#b2b2b2" draw:textarea-horizontal-align="justify" draw:textarea-vertical-align="middle" draw:auto-grow-height="false" fo:min-height="2.85cm" fo:min-width="8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32cm"/>
    </style:style>
    <style:style style:name="gr8" style:family="graphic" style:parent-style-name="measure" style:list-style-name="L1">
      <style:graphic-properties draw:textarea-vertical-align="middle" draw:line-distance="1.065cm" draw:end-guide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6cm"/>
    </style:style>
    <style:style style:name="gr10" style:family="graphic" style:parent-style-name="measure">
      <style:graphic-properties draw:textarea-vertical-align="middle"/>
    </style:style>
    <style:style style:name="gr11" style:family="graphic" style:parent-style-name="standard">
      <style:graphic-properties draw:stroke="none" svg:stroke-color="#000000" draw:fill-color="#b2b2b2" draw:textarea-horizontal-align="justify" draw:textarea-vertical-align="middle" draw:auto-grow-height="false" fo:min-height="2.85cm" fo:min-width="8.5cm"/>
    </style:style>
    <style:style style:name="gr12" style:family="graphic" style:parent-style-name="measure" style:list-style-name="L1">
      <style:graphic-properties draw:textarea-vertical-align="middle" draw:line-distance="0.882cm" draw:end-guide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72cm"/>
    </style:style>
    <style:style style:name="gr14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1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3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3.2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none" draw:textarea-vertical-align="top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draw:marker-start-width="0.359cm" draw:marker-end="Arrow" draw:marker-end-width="0.459cm" draw:fill="none" fo:padding-top="0.353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Script"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cript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Sans2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Liberation Sans4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Liberation Sans2" fo:font-size="12pt" fo:font-style="italic" style:font-name-asian="Liberation Sans4" style:font-size-asian="12pt" style:font-style-asian="italic" style:font-name-complex="Liberation Sans4" style:font-size-complex="12pt" style:font-style-complex="italic"/>
    </style:style>
    <style:style style:name="T7" style:family="text">
      <style:text-properties style:font-name="Script" fo:font-size="12pt" fo:font-style="italic" style:font-name-asian="Liberation Sans4" style:font-size-asian="12pt" style:font-style-asian="italic" style:font-name-complex="Liberation Sans4" style:font-size-complex="12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.8cm" svg:y1="3cm" svg:x2="11.2cm" svg:y2="3cm">
            <text:p/>
          </draw:line>
          <draw:frame draw:style-name="gr2" draw:text-style-name="P2" draw:layer="layout" svg:width="3.398cm" svg:height="0.725cm" svg:x="1.602cm" svg:y="2.075cm">
            <draw:text-box>
              <text:p><text:span text:style-name="T1">A (observateur)</text:span></text:p>
            </draw:text-box>
          </draw:frame>
          <draw:frame draw:style-name="gr3" draw:text-style-name="P2" draw:layer="layout" svg:width="2.106cm" svg:height="0.725cm" svg:x="10.602cm" svg:y="2.076cm">
            <draw:text-box>
              <text:p><text:span text:style-name="T1">B (objet)</text:span></text:p>
            </draw:text-box>
          </draw:frame>
          <draw:measure draw:style-name="gr4" draw:text-style-name="P3" draw:layer="measurelines" svg:x1="11cm" svg:y1="3.1cm" svg:x2="2cm" svg:y2="3.1cm">
            <text:p text:style-name="P3"><text:span text:style-name="T2">d, t</text:span></text:p>
          </draw:measure>
          <draw:line draw:style-name="gr5" draw:text-style-name="P1" draw:layer="layout" svg:x1="1.8cm" svg:y1="3cm" svg:x2="6.9cm" svg:y2="3cm">
            <text:p/>
          </draw:line>
        </draw:g>
        <draw:g>
          <draw:custom-shape draw:style-name="gr6" draw:text-style-name="P4" draw:layer="layout" svg:width="8.9cm" svg:height="3.1cm" svg:x="2.1cm" svg:y="8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line draw:style-name="gr1" draw:text-style-name="P1" draw:layer="layout" svg:x1="1.8cm" svg:y1="8.001cm" svg:x2="11.2cm" svg:y2="8cm">
            <text:p/>
          </draw:line>
          <draw:frame draw:style-name="gr2" draw:text-style-name="P2" draw:layer="layout" svg:width="3.398cm" svg:height="0.725cm" svg:x="1.602cm" svg:y="6.276cm">
            <draw:text-box>
              <text:p><text:span text:style-name="T1">A (observateur)</text:span></text:p>
            </draw:text-box>
          </draw:frame>
          <draw:frame draw:style-name="gr7" draw:text-style-name="P2" draw:layer="layout" svg:width="3.732cm" svg:height="0.725cm" svg:x="10.602cm" svg:y="6.277cm">
            <draw:text-box>
              <text:p><text:span text:style-name="T1">B (objet observé)</text:span></text:p>
            </draw:text-box>
          </draw:frame>
          <draw:measure draw:style-name="gr8" draw:text-style-name="P3" draw:layer="layout" svg:x1="11cm" svg:y1="11cm" svg:x2="2cm" svg:y2="8cm">
            <text:p text:style-name="P3"><text:span text:style-name="T2">d’, t’</text:span></text:p>
          </draw:measure>
          <draw:line draw:style-name="gr5" draw:text-style-name="P1" draw:layer="layout" svg:x1="1.8cm" svg:y1="8cm" svg:x2="6.9cm" svg:y2="8cm">
            <text:p/>
          </draw:line>
          <draw:line draw:style-name="gr1" draw:text-style-name="P1" draw:layer="layout" svg:x1="1.815cm" svg:y1="7.945cm" svg:x2="11.215cm" svg:y2="11.145cm">
            <text:p/>
          </draw:line>
          <draw:frame draw:style-name="gr9" draw:text-style-name="P2" draw:layer="layout" svg:width="3.046cm" svg:height="0.725cm" svg:x="10.602cm" svg:y="10.078cm">
            <draw:text-box>
              <text:p><text:span text:style-name="T1">C (objet tiers)</text:span></text:p>
            </draw:text-box>
          </draw:frame>
          <draw:measure draw:style-name="gr10" draw:text-style-name="P6" draw:layer="measurelines" svg:x1="2cm" svg:y1="7.9cm" svg:x2="11cm" svg:y2="7.9cm">
            <text:p text:style-name="P5"><text:span text:style-name="T2">d, t</text:span></text:p>
          </draw:measure>
          <draw:custom-shape draw:style-name="gr11" draw:text-style-name="P4" draw:layer="layout" svg:width="9cm" svg:height="3.1cm" svg:x="2cm" svg:y="15.001cm">
            <text:p/>
  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1" draw:text-style-name="P1" draw:layer="layout" svg:x1="1.8cm" svg:y1="15.002cm" svg:x2="11.2cm" svg:y2="15.001cm">
            <text:p/>
          </draw:line>
          <draw:frame draw:style-name="gr2" draw:text-style-name="P2" draw:layer="layout" svg:width="3.398cm" svg:height="0.725cm" svg:x="1.602cm" svg:y="13.277cm">
            <draw:text-box>
              <text:p><text:span text:style-name="T1">A (observateur)</text:span></text:p>
            </draw:text-box>
          </draw:frame>
          <draw:frame draw:style-name="gr7" draw:text-style-name="P2" draw:layer="layout" svg:width="3.732cm" svg:height="0.725cm" svg:x="10.602cm" svg:y="13.278cm">
            <draw:text-box>
              <text:p><text:span text:style-name="T1">B (objet observé)</text:span></text:p>
            </draw:text-box>
          </draw:frame>
          <draw:measure draw:style-name="gr12" draw:text-style-name="P3" draw:layer="layout" svg:x1="11cm" svg:y1="15cm" svg:x2="2.067cm" svg:y2="18.205cm">
            <text:p text:style-name="P3"><text:span text:style-name="T2">d’, t’</text:span></text:p>
          </draw:measure>
          <draw:line draw:style-name="gr5" draw:text-style-name="P1" draw:layer="layout" svg:x1="1.8cm" svg:y1="15.001cm" svg:x2="6.9cm" svg:y2="15.001cm">
            <text:p/>
          </draw:line>
          <draw:line draw:style-name="gr1" draw:text-style-name="P1" draw:layer="layout" svg:x1="1.8cm" svg:y1="18.2cm" svg:x2="11.175cm" svg:y2="14.94cm">
            <text:p/>
          </draw:line>
          <draw:frame draw:style-name="gr13" draw:text-style-name="P2" draw:layer="layout" svg:width="3.072cm" svg:height="0.725cm" svg:x="1.628cm" svg:y="19.3cm">
            <draw:text-box>
              <text:p><text:span text:style-name="T1">A’ (objet tiers)</text:span></text:p>
            </draw:text-box>
          </draw:frame>
          <draw:measure draw:style-name="gr10" draw:text-style-name="P6" draw:layer="layout" svg:x1="2cm" svg:y1="14.901cm" svg:x2="11cm" svg:y2="14.901cm">
            <text:p text:style-name="P5"><text:span text:style-name="T2">d, t</text:span></text:p>
          </draw:measure>
          <draw:line draw:style-name="gr5" draw:text-style-name="P1" draw:layer="layout" svg:x1="1.8cm" svg:y1="18.2cm" svg:x2="6.7cm" svg:y2="16.5cm">
            <text:p/>
          </draw:line>
          <draw:line draw:style-name="gr14" draw:text-style-name="P7" draw:layer="layout" svg:x1="1.985cm" svg:y1="18.1cm" svg:x2="1.985cm" svg:y2="15cm">
            <text:p/>
          </draw:line>
          <draw:frame draw:style-name="gr15" draw:text-style-name="P8" draw:layer="layout" svg:width="0.688cm" svg:height="0.734cm" svg:x="5.412cm" svg:y="14.366cm">
            <draw:text-box>
              <text:p><text:span text:style-name="T3">v</text:span></text:p>
            </draw:text-box>
          </draw:frame>
          <draw:frame draw:style-name="gr16" draw:text-style-name="P8" draw:layer="layout" svg:width="0.828cm" svg:height="0.734cm" svg:x="5.3cm" svg:y="16.766cm">
            <draw:text-box>
              <text:p><text:span text:style-name="T3">v’</text:span></text:p>
            </draw:text-box>
          </draw:frame>
          <draw:frame draw:style-name="gr17" draw:text-style-name="P9" draw:layer="layout" svg:width="3.774cm" svg:height="1.212cm" svg:x="6.954cm" svg:y="17.688cm">
            <draw:text-box>
              <text:p><text:span text:style-name="T4">d’ </text:span><text:span text:style-name="T5">&gt;</text:span><text:span text:style-name="T6"> d</text:span></text:p>
              <text:p><text:span text:style-name="T6">si t’ = t alors </text:span><text:span text:style-name="T7">v</text:span><text:span text:style-name="T6">’ &gt; </text:span><text:span text:style-name="T7">v</text:span></text:p>
            </draw:text-box>
          </draw:frame>
          <draw:frame draw:style-name="gr18" draw:text-style-name="P2" draw:layer="layout" svg:width="1.209cm" svg:height="0.725cm" svg:x="11.5cm" svg:y="10.7cm">
            <draw:text-box>
              <text:p><text:span text:style-name="T1">réel</text:span></text:p>
            </draw:text-box>
          </draw:frame>
          <draw:frame draw:style-name="gr19" draw:text-style-name="P2" draw:layer="layout" svg:width="2.483cm" svg:height="0.725cm" svg:x="4.401cm" svg:y="19.301cm">
            <draw:text-box>
              <text:p><text:span text:style-name="T1">Imaginaire</text:span></text:p>
            </draw:text-box>
          </draw:frame>
        </draw:g>
      </draw:page>
      <draw:page draw:name="page2" draw:style-name="dp1" draw:master-page-name="Standard">
        <draw:line draw:style-name="gr20" draw:text-style-name="P7" draw:layer="layout" svg:x1="2cm" svg:y1="8cm" svg:x2="19cm" svg:y2="8cm">
          <text:p/>
        </draw:line>
        <draw:line draw:style-name="gr20" draw:text-style-name="P7" draw:layer="layout" svg:x1="2cm" svg:y1="1.4cm" svg:x2="2cm" svg:y2="8cm">
          <text:p/>
        </draw:line>
        <draw:frame draw:style-name="gr21" draw:text-style-name="P10" draw:layer="layout" svg:width="1.184cm" svg:height="0.645cm" svg:x="17.9cm" svg:y="8.1cm">
          <draw:text-box>
            <text:p><text:span text:style-name="T8">PPF</text:span></text:p>
          </draw:text-box>
        </draw:frame>
        <draw:frame draw:style-name="gr21" draw:text-style-name="P10" draw:layer="layout" svg:width="1.649cm" svg:height="0.645cm" draw:transform="rotate (1.5707963267949) translate (1.3cm 2.849cm)">
          <draw:text-box>
            <text:p><text:span text:style-name="T8">Vitesse</text:span></text:p>
          </draw:text-box>
        </draw:frame>
        <draw:line draw:style-name="gr22" draw:text-style-name="P11" draw:layer="layout" svg:x1="3cm" svg:y1="6cm" svg:x2="18cm" svg:y2="6cm">
          <text:p text:style-name="P12"><text:span text:style-name="T8"/></text:p>
        </draw:line>
        <draw:frame draw:style-name="gr21" draw:text-style-name="P13" draw:layer="layout" svg:width="3.271cm" svg:height="0.645cm" svg:x="3.1cm" svg:y="5.4cm">
          <draw:text-box>
            <text:p text:style-name="P12"><text:span text:style-name="T8">Vitesse constante</text:span></text:p>
          </draw:text-box>
        </draw:frame>
        <draw:line draw:style-name="gr23" draw:text-style-name="P7" draw:layer="layout" svg:x1="4cm" svg:y1="8cm" svg:x2="17.5cm" svg:y2="3cm">
          <text:p/>
        </draw:line>
        <draw:frame draw:style-name="gr21" draw:text-style-name="P14" draw:layer="layout" svg:width="2.432cm" svg:height="0.645cm" draw:transform="rotate (0.366519142918809) translate (13.931cm 3.714cm)">
          <draw:text-box>
            <text:p text:style-name="P12"><text:span text:style-name="T8">Accélération</text:span></text:p>
          </draw:text-box>
        </draw:frame>
        <draw:frame draw:style-name="gr21" draw:text-style-name="P10" draw:layer="layout" svg:width="14.75cm" svg:height="0.645cm" svg:x="2.7cm" svg:y="6.055cm">
          <draw:text-box>
            <text:p><text:span text:style-name="T8">0</text:span><text:span text:style-name="T8"><text:tab/></text:span><text:span text:style-name="T8">1</text:span><text:span text:style-name="T8"><text:tab/></text:span><text:span text:style-name="T8">2</text:span><text:span text:style-name="T8"><text:tab/></text:span><text:span text:style-name="T8">3</text:span><text:span text:style-name="T8"><text:tab/></text:span><text:span text:style-name="T8">4</text:span><text:span text:style-name="T8"><text:tab/></text:span><text:span text:style-name="T8">5</text:span><text:span text:style-name="T8"><text:tab/></text:span><text:span text:style-name="T8">6</text:span><text:span text:style-name="T8"><text:tab/></text:span><text:span text:style-name="T8">7</text:span><text:span text:style-name="T8"><text:tab/></text:span><text:span text:style-name="T8">8</text:span><text:span text:style-name="T8"><text:tab/></text:span><text:span text:style-name="T8">9</text:span><text:span text:style-name="T8"><text:tab/></text:span><text:span text:style-name="T8">10</text:span><text:span text:style-name="T8"><text:tab/></text:span><text:span text:style-name="T8">n...</text:span></text:p>
          </draw:text-box>
        </draw:frame>
        <draw:frame draw:style-name="gr21" draw:text-style-name="P10" draw:layer="layout" svg:width="13.807cm" svg:height="0.645cm" draw:transform="rotate (0.349065850398866) translate (3.7cm 8.122cm)">
          <draw:text-box>
            <text:p><text:span text:style-name="T8">10</text:span><text:span text:style-name="T9">0</text:span><text:span text:style-name="T8"><text:tab/></text:span><text:span text:style-name="T8">10</text:span><text:span text:style-name="T9">1</text:span><text:span text:style-name="T8"><text:tab/></text:span><text:span text:style-name="T8">10</text:span><text:span text:style-name="T9">2</text:span><text:span text:style-name="T8"><text:tab/></text:span><text:span text:style-name="T8">10</text:span><text:span text:style-name="T9">3</text:span><text:span text:style-name="T8"><text:tab/></text:span><text:span text:style-name="T8">10</text:span><text:span text:style-name="T9">4</text:span><text:span text:style-name="T8"><text:tab/></text:span><text:span text:style-name="T8">10</text:span><text:span text:style-name="T9">5</text:span><text:span text:style-name="T8"><text:tab/></text:span><text:span text:style-name="T8">10</text:span><text:span text:style-name="T9">6</text:span><text:span text:style-name="T8"><text:tab/></text:span><text:span text:style-name="T8">10</text:span><text:span text:style-name="T9">7</text:span><text:span text:style-name="T8"><text:tab/></text:span><text:span text:style-name="T8">10</text:span><text:span text:style-name="T9">8</text:span><text:span text:style-name="T8"><text:tab/></text:span><text:span text:style-name="T8">10</text:span><text:span text:style-name="T9">9</text:span><text:span text:style-name="T8"><text:tab/></text:span><text:span text:style-name="T8">10</text:span><text:span text:style-name="T9">n</text:span><text:span text:style-name="T8">...</text:span></text:p>
          </draw:text-box>
        </draw:frame>
        <draw:frame draw:style-name="gr24" draw:text-style-name="P10" draw:layer="layout" svg:width="17.2cm" svg:height="2.221cm" svg:x="1.8cm" svg:y="9cm">
          <draw:text-box>
            <text:p><text:span text:style-name="T8">La graduation est arbitrairement établie sur le vecteur temps lui-même mais il existe des rapports entre elles. Il est donc nécessaire de choisir un système de mesure approprié pour l’étude mathématique.</text:span></text:p>
            <text:p><text:span text:style-name="T8"/></text:p>
            <text:p><text:span text:style-name="T8">Piste d’étude : Rapport entre la vitesse et l’accélération. L’accélération n’est-elle qu’un simple changement de vitesse régi par des formules 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cript" style:font-pitch="variable"/>
    <style:font-face style:name="Script" svg:font-family="Script" style:font-family-generic="script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none" draw:fill-gradient-name="Gradient_20_2" draw:fill-hatch-name="Hatching_20_1" draw:fill-image-name="Bitmap_20_1" draw:textarea-vertical-align="middle" fo:padding-top="0.3cm"/>
      <style:paragraph-properties style:writing-mode="lr-tb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6T15:30:12.452000000</meta:creation-date>
    <dc:date>2018-01-03T13:50:10.034000000</dc:date>
    <meta:editing-duration>PT13M13S</meta:editing-duration>
    <meta:editing-cycles>3</meta:editing-cycles>
    <meta:generator>LibreOffice/5.2.2.2$Windows_x86 LibreOffice_project/8f96e87c890bf8fa77463cd4b640a2312823f3ad</meta:generator>
    <meta:document-statistic meta:object-count="43"/>
  </office:meta>
</office:document-meta>
</file>